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image_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num_points</text:p>
          </table:table-cell>
          <table:table-cell table:style-name="ce1" office:value-type="string" calcext:value-type="string">
            <text:p>point_distribution</text:p>
          </table:table-cell>
          <table:table-cell table:style-name="ce1" office:value-type="string" calcext:value-type="string">
            <text:p>edge_thickness</text:p>
          </table:table-cell>
          <table:table-cell table:style-name="ce1" office:value-type="string" calcext:value-type="string">
            <text:p>show_points</text:p>
          </table:table-cell>
          <table:table-cell table:style-name="ce1" office:value-type="string" calcext:value-type="string">
            <text:p>bulge_strength</text:p>
          </table:table-cell>
          <table:table-cell table:style-name="ce1" office:value-type="string" calcext:value-type="string">
            <text:p>roundness</text:p>
          </table:table-cell>
          <table:table-cell table:style-name="ce1" office:value-type="string" calcext:value-type="string">
            <text:p>smoothness</text:p>
          </table:table-cell>
          <table:table-cell table:style-name="ce1" office:value-type="string" calcext:value-type="string">
            <text:p>shadow_depth</text:p>
          </table:table-cell>
          <table:table-cell table:style-name="ce1" office:value-type="string" calcext:value-type="string">
            <text:p>light_intensity</text:p>
          </table:table-cell>
          <table:table-cell table:style-name="ce1" office:value-type="string" calcext:value-type="string">
            <text:p>ambient_light</text:p>
          </table:table-cell>
          <table:table-cell table:style-name="ce1" office:value-type="string" calcext:value-type="string">
            <text:p>surface_enabled</text:p>
          </table:table-cell>
          <table:table-cell table:style-name="ce1" office:value-type="string" calcext:value-type="string">
            <text:p>surface_scale</text:p>
          </table:table-cell>
          <table:table-cell table:style-name="ce1" office:value-type="string" calcext:value-type="string">
            <text:p>surface_complexity</text:p>
          </table:table-cell>
          <table:table-cell table:style-name="ce1" office:value-type="string" calcext:value-type="string">
            <text:p>surface_seed</text:p>
          </table:table-cell>
          <table:table-cell table:style-name="ce1" office:value-type="string" calcext:value-type="string">
            <text:p>wetness</text:p>
          </table:table-cell>
          <table:table-cell table:style-name="ce1" office:value-type="string" calcext:value-type="string">
            <text:p>specular_intensity</text:p>
          </table:table-cell>
          <table:table-cell table:style-name="ce1" office:value-type="string" calcext:value-type="string">
            <text:p>specular_power</text:p>
          </table:table-cell>
          <table:table-cell table:style-name="ce1" office:value-type="string" calcext:value-type="string">
            <text:p>light_direction_x</text:p>
          </table:table-cell>
          <table:table-cell table:style-name="ce1" office:value-type="string" calcext:value-type="string">
            <text:p>light_direction_y</text:p>
          </table:table-cell>
          <table:table-cell table:style-name="ce1" office:value-type="string" calcext:value-type="string">
            <text:p>light_direction_z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oronoi_pair_0004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ndom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.789203349275637" calcext:value-type="float">
            <text:p>0.789203349275637</text:p>
          </table:table-cell>
          <table:table-cell office:value-type="float" office:value="1.7108011267066" calcext:value-type="float">
            <text:p>1.7108011267066</text:p>
          </table:table-cell>
          <table:table-cell office:value-type="float" office:value="23" calcext:value-type="float">
            <text:p>23</text:p>
          </table:table-cell>
          <table:table-cell office:value-type="float" office:value="0.957750243490164" calcext:value-type="float">
            <text:p>0.957750243490164</text:p>
          </table:table-cell>
          <table:table-cell office:value-type="float" office:value="1.91935502739001" calcext:value-type="float">
            <text:p>1.91935502739001</text:p>
          </table:table-cell>
          <table:table-cell office:value-type="float" office:value="0.550923186446702" calcext:value-type="float">
            <text:p>0.550923186446702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.159671515643412" calcext:value-type="float">
            <text:p>0.159671515643412</text:p>
          </table:table-cell>
          <table:table-cell office:value-type="float" office:value="3.00686154963839" calcext:value-type="float">
            <text:p>3.00686154963839</text:p>
          </table:table-cell>
          <table:table-cell office:value-type="float" office:value="254" calcext:value-type="float">
            <text:p>254</text:p>
          </table:table-cell>
          <table:table-cell office:value-type="float" office:value="0.888528356740082" calcext:value-type="float">
            <text:p>0.888528356740082</text:p>
          </table:table-cell>
          <table:table-cell office:value-type="float" office:value="0.373243262472029" calcext:value-type="float">
            <text:p>0.373243262472029</text:p>
          </table:table-cell>
          <table:table-cell office:value-type="float" office:value="39.4811478888458" calcext:value-type="float">
            <text:p>39.4811478888458</text:p>
          </table:table-cell>
          <table:table-cell office:value-type="float" office:value="-0.822921037605" calcext:value-type="float">
            <text:p>-0.822921037605</text:p>
          </table:table-cell>
          <table:table-cell office:value-type="float" office:value="-0.602597942965891" calcext:value-type="float">
            <text:p>-0.602597942965891</text:p>
          </table:table-cell>
          <table:table-cell office:value-type="float" office:value="0.691985302625136" calcext:value-type="float">
            <text:p>0.6919853026251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oronoi_pair_0015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id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.378020220916016" calcext:value-type="float">
            <text:p>0.378020220916016</text:p>
          </table:table-cell>
          <table:table-cell office:value-type="float" office:value="4.94537119684661" calcext:value-type="float">
            <text:p>4.94537119684661</text:p>
          </table:table-cell>
          <table:table-cell office:value-type="float" office:value="21" calcext:value-type="float">
            <text:p>21</text:p>
          </table:table-cell>
          <table:table-cell office:value-type="float" office:value="0.457720632618078" calcext:value-type="float">
            <text:p>0.457720632618078</text:p>
          </table:table-cell>
          <table:table-cell office:value-type="float" office:value="0.140052433519144" calcext:value-type="float">
            <text:p>0.140052433519144</text:p>
          </table:table-cell>
          <table:table-cell office:value-type="float" office:value="0.203466356781341" calcext:value-type="float">
            <text:p>0.203466356781341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.471983350497786" calcext:value-type="float">
            <text:p>0.471983350497786</text:p>
          </table:table-cell>
          <table:table-cell office:value-type="float" office:value="3.0840082845558" calcext:value-type="float">
            <text:p>3.0840082845558</text:p>
          </table:table-cell>
          <table:table-cell office:value-type="float" office:value="859" calcext:value-type="float">
            <text:p>859</text:p>
          </table:table-cell>
          <table:table-cell office:value-type="float" office:value="0.381947382758823" calcext:value-type="float">
            <text:p>0.381947382758823</text:p>
          </table:table-cell>
          <table:table-cell office:value-type="float" office:value="1.49897707904795" calcext:value-type="float">
            <text:p>1.49897707904795</text:p>
          </table:table-cell>
          <table:table-cell office:value-type="float" office:value="2.21685414334324" calcext:value-type="float">
            <text:p>2.21685414334324</text:p>
          </table:table-cell>
          <table:table-cell office:value-type="float" office:value="-0.563281947444258" calcext:value-type="float">
            <text:p>-0.563281947444258</text:p>
          </table:table-cell>
          <table:table-cell office:value-type="float" office:value="0.475249471641201" calcext:value-type="float">
            <text:p>0.475249471641201</text:p>
          </table:table-cell>
          <table:table-cell office:value-type="float" office:value="0.316832748260129" calcext:value-type="float">
            <text:p>0.3168327482601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oronoi_pair_0020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.465655846012921" calcext:value-type="float">
            <text:p>0.465655846012921</text:p>
          </table:table-cell>
          <table:table-cell office:value-type="float" office:value="3.12132612386271" calcext:value-type="float">
            <text:p>3.12132612386271</text:p>
          </table:table-cell>
          <table:table-cell office:value-type="float" office:value="23" calcext:value-type="float">
            <text:p>23</text:p>
          </table:table-cell>
          <table:table-cell office:value-type="float" office:value="0.941784572172158" calcext:value-type="float">
            <text:p>0.941784572172158</text:p>
          </table:table-cell>
          <table:table-cell office:value-type="float" office:value="0.87041504082288" calcext:value-type="float">
            <text:p>0.87041504082288</text:p>
          </table:table-cell>
          <table:table-cell office:value-type="float" office:value="0.504119018675053" calcext:value-type="float">
            <text:p>0.504119018675053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.231558795706342" calcext:value-type="float">
            <text:p>0.231558795706342</text:p>
          </table:table-cell>
          <table:table-cell office:value-type="float" office:value="4.32148856363737" calcext:value-type="float">
            <text:p>4.32148856363737</text:p>
          </table:table-cell>
          <table:table-cell office:value-type="float" office:value="678" calcext:value-type="float">
            <text:p>678</text:p>
          </table:table-cell>
          <table:table-cell office:value-type="float" office:value="0.337255301544806" calcext:value-type="float">
            <text:p>0.337255301544806</text:p>
          </table:table-cell>
          <table:table-cell office:value-type="float" office:value="0.712922154701862" calcext:value-type="float">
            <text:p>0.712922154701862</text:p>
          </table:table-cell>
          <table:table-cell office:value-type="float" office:value="67.7287268163797" calcext:value-type="float">
            <text:p>67.7287268163797</text:p>
          </table:table-cell>
          <table:table-cell office:value-type="float" office:value="0.23926434344731" calcext:value-type="float">
            <text:p>0.23926434344731</text:p>
          </table:table-cell>
          <table:table-cell office:value-type="float" office:value="-0.375831314336223" calcext:value-type="float">
            <text:p>-0.375831314336223</text:p>
          </table:table-cell>
          <table:table-cell office:value-type="float" office:value="0.288792935821442" calcext:value-type="float">
            <text:p>0.288792935821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oronoi_pair_0021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andom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.704065273615206" calcext:value-type="float">
            <text:p>0.704065273615206</text:p>
          </table:table-cell>
          <table:table-cell office:value-type="float" office:value="3.46670820291685" calcext:value-type="float">
            <text:p>3.46670820291685</text:p>
          </table:table-cell>
          <table:table-cell office:value-type="float" office:value="15" calcext:value-type="float">
            <text:p>15</text:p>
          </table:table-cell>
          <table:table-cell office:value-type="float" office:value="0.696887576274039" calcext:value-type="float">
            <text:p>0.696887576274039</text:p>
          </table:table-cell>
          <table:table-cell office:value-type="float" office:value="0.253648638551411" calcext:value-type="float">
            <text:p>0.253648638551411</text:p>
          </table:table-cell>
          <table:table-cell office:value-type="float" office:value="0.369337095701229" calcext:value-type="float">
            <text:p>0.369337095701229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.0926976953527796" calcext:value-type="float">
            <text:p>0.09269769535278</text:p>
          </table:table-cell>
          <table:table-cell office:value-type="float" office:value="2.76781509701232" calcext:value-type="float">
            <text:p>2.76781509701232</text:p>
          </table:table-cell>
          <table:table-cell office:value-type="float" office:value="629" calcext:value-type="float">
            <text:p>629</text:p>
          </table:table-cell>
          <table:table-cell office:value-type="float" office:value="0.502883425263659" calcext:value-type="float">
            <text:p>0.502883425263659</text:p>
          </table:table-cell>
          <table:table-cell office:value-type="float" office:value="0.664170546252942" calcext:value-type="float">
            <text:p>0.664170546252942</text:p>
          </table:table-cell>
          <table:table-cell office:value-type="float" office:value="48.9755962363795" calcext:value-type="float">
            <text:p>48.9755962363795</text:p>
          </table:table-cell>
          <table:table-cell office:value-type="float" office:value="-0.280202064036472" calcext:value-type="float">
            <text:p>-0.280202064036472</text:p>
          </table:table-cell>
          <table:table-cell office:value-type="float" office:value="-0.979560244130423" calcext:value-type="float">
            <text:p>-0.979560244130423</text:p>
          </table:table-cell>
          <table:table-cell office:value-type="float" office:value="1.79349901066483" calcext:value-type="float">
            <text:p>1.793499010664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oronoi_pair_0024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id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.586086629430949" calcext:value-type="float">
            <text:p>0.586086629430949</text:p>
          </table:table-cell>
          <table:table-cell office:value-type="float" office:value="1.65311730376797" calcext:value-type="float">
            <text:p>1.65311730376797</text:p>
          </table:table-cell>
          <table:table-cell office:value-type="float" office:value="11" calcext:value-type="float">
            <text:p>11</text:p>
          </table:table-cell>
          <table:table-cell office:value-type="float" office:value="0.600826212568023" calcext:value-type="float">
            <text:p>0.600826212568023</text:p>
          </table:table-cell>
          <table:table-cell office:value-type="float" office:value="0.848937971732132" calcext:value-type="float">
            <text:p>0.848937971732132</text:p>
          </table:table-cell>
          <table:table-cell office:value-type="float" office:value="0.385047266824471" calcext:value-type="float">
            <text:p>0.385047266824471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.0310695318702895" calcext:value-type="float">
            <text:p>0.03106953187029</text:p>
          </table:table-cell>
          <table:table-cell office:value-type="float" office:value="1.10262782235938" calcext:value-type="float">
            <text:p>1.10262782235938</text:p>
          </table:table-cell>
          <table:table-cell office:value-type="float" office:value="589" calcext:value-type="float">
            <text:p>589</text:p>
          </table:table-cell>
          <table:table-cell office:value-type="float" office:value="0.460933563464285" calcext:value-type="float">
            <text:p>0.460933563464285</text:p>
          </table:table-cell>
          <table:table-cell office:value-type="float" office:value="1.02574520337675" calcext:value-type="float">
            <text:p>1.02574520337675</text:p>
          </table:table-cell>
          <table:table-cell office:value-type="float" office:value="12.6896206904704" calcext:value-type="float">
            <text:p>12.6896206904704</text:p>
          </table:table-cell>
          <table:table-cell office:value-type="float" office:value="-0.535144223320942" calcext:value-type="float">
            <text:p>-0.535144223320942</text:p>
          </table:table-cell>
          <table:table-cell office:value-type="float" office:value="-0.816348499668366" calcext:value-type="float">
            <text:p>-0.816348499668366</text:p>
          </table:table-cell>
          <table:table-cell office:value-type="float" office:value="0.398477061219515" calcext:value-type="float">
            <text:p>0.398477061219515</text:p>
          </table:table-cell>
          <table:table-cell table:number-columns-repeated="1001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4T08:16:28</meta:creation-date>
    <dc:date>2025-04-24T14:19:55.692871160</dc:date>
    <meta:generator>LibreOffice/6.4.7.2$Linux_X86_64 LibreOffice_project/40$Build-2</meta:generator>
    <meta:editing-duration>PT8M23S</meta:editing-duration>
    <meta:editing-cycles>1</meta:editing-cycles>
    <meta:document-statistic meta:table-count="1" meta:cell-count="1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